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4.1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6.3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6.1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8" style:family="graphic" style:parent-style-name="standard">
      <style:graphic-properties svg:stroke-width="0.1cm" svg:stroke-color="#385d8a" draw:marker-start-width="0.35cm" draw:marker-end-width="0.35cm" draw:fill="solid" draw:fill-color="#87a8c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b66d31" draw:marker-start-width="0.35cm" draw:marker-end-width="0.35cm" draw:fill="solid" draw:fill-color="#ffbe86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385d8a" draw:marker-start-width="0.35cm" draw:marker-end="Arrow" draw:marker-end-width="0.45cm" draw:fill="none" draw:fill-color="#729fcf" draw:textarea-vertical-align="top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8c3836" draw:marker-start-width="0.35cm" draw:marker-end-width="0.35cm" draw:fill="solid" draw:fill-color="#ffa2a1" draw:textarea-horizontal-align="justify" draw:textarea-vertical-align="middle" draw:auto-grow-height="false" fo:min-height="0.75cm" fo:min-width="1.3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c3836" draw:marker-start-width="0.35cm" draw:marker-end-width="0.35cm" draw:fill="solid" draw:fill-color="#ffa2a1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b66d31" draw:marker-start-width="0.35cm" draw:marker-end="Arrow" draw:marker-end-width="0.45cm" draw:fill="none" draw:fill-color="#729fcf" draw:textarea-vertical-align="top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8c3836" draw:marker-start-width="0.35cm" draw:marker-end="Arrow" draw:marker-end-width="0.45cm" draw:fill="none" draw:fill-color="#729fcf" draw:textarea-vertical-align="top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8c3836" draw:marker-start-width="0.35cm" draw:marker-end-width="0.35cm" draw:fill="solid" draw:fill-color="#c0504d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b66d31" draw:marker-start-width="0.35cm" draw:marker-end-width="0.35cm" draw:fill="solid" draw:fill-color="#ffbe86" draw:textarea-horizontal-align="justify" draw:textarea-vertical-align="middle" draw:auto-grow-height="false" fo:min-height="0.75cm" fo:min-width="1.3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8c3836" draw:marker-start-width="0.35cm" draw:marker-end-width="0.35cm" draw:fill="solid" draw:fill-color="#c0504d" draw:textarea-horizontal-align="justify" draw:textarea-vertical-align="middle" draw:auto-grow-height="false" fo:min-height="0.2cm" fo:min-width="0.65cm" fo:padding-top="0.175cm" fo:padding-bottom="0.175cm" fo:padding-left="0.3cm" fo:padding-right="0.3cm"/>
    </style:style>
    <style:style style:name="gr18" style:family="graphic" style:parent-style-name="standard">
      <style:graphic-properties draw:fill-color="#c2e0fd" draw:textarea-horizontal-align="justify" draw:textarea-vertical-align="middle" draw:auto-grow-height="false" fo:min-height="4.25cm" fo:min-width="20.5cm"/>
    </style:style>
    <style:style style:name="gr19" style:family="graphic" style:parent-style-name="standard">
      <style:graphic-properties svg:stroke-color="#8c3937" draw:fill-color="#ffa2a1" draw:textarea-horizontal-align="justify" draw:textarea-vertical-align="middle" draw:auto-grow-height="false" fo:min-height="1.65cm" fo:min-width="20.5cm"/>
    </style:style>
    <style:style style:name="gr20" style:family="graphic" style:parent-style-name="standard">
      <style:graphic-properties svg:stroke-color="#5c4776" draw:fill="solid" draw:fill-color="#c9b5e8" draw:textarea-horizontal-align="left" draw:textarea-vertical-align="top" draw:auto-grow-height="false" fo:padding-top="0cm" fo:padding-bottom="0cm" fo:padding-left="0.25cm" fo:padding-right="0cm"/>
    </style:style>
    <style:style style:name="gr21" style:family="graphic" style:parent-style-name="standard">
      <style:graphic-properties svg:stroke-color="#71893f" draw:fill="solid" draw:fill-color="#dcffb6" draw:textarea-horizontal-align="left" draw:textarea-vertical-align="top" draw:auto-grow-height="true" fo:min-height="0cm" fo:min-width="0cm" fo:padding-top="0cm" fo:padding-bottom="0cm" fo:padding-left="0.25cm" fo:padding-right="0cm"/>
    </style:style>
    <style:style style:name="gr22" style:family="graphic" style:parent-style-name="standard">
      <style:graphic-properties svg:stroke-color="#357d91" draw:fill="solid" draw:fill-color="#9eeaff" draw:textarea-horizontal-align="left" draw:textarea-vertical-align="top" draw:auto-grow-height="true" fo:min-height="0cm" fo:min-width="0cm" fo:padding-top="0cm" fo:padding-bottom="0cm" fo:padding-right="0cm"/>
    </style:style>
    <style:style style:name="gr23" style:family="graphic" style:parent-style-name="standard">
      <style:graphic-properties draw:stroke="none" svg:stroke-color="#000000" draw:fill="none" draw:fill-color="#ffffff" fo:min-height="0.8cm"/>
    </style:style>
    <style:style style:name="gr24" style:family="graphic" style:parent-style-name="objectwithoutfill">
      <style:graphic-properties svg:stroke-width="0.1cm" svg:stroke-color="#5c4776" draw:marker-start-width="0.35cm" draw:marker-end="Arrow" draw:marker-end-width="0.45cm" draw:fill="none" draw:fill-color="#729fcf" draw:textarea-vertical-align="top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87a8cf" draw:marker-start-width="0.35cm" draw:marker-end-width="0.35cm" draw:fill="solid" draw:fill-color="#c2e0fd" draw:textarea-horizontal-align="left" draw:textarea-vertical-align="top" draw:auto-grow-height="tru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8c3836" draw:marker-start-width="0.35cm" draw:marker-end-width="0.35cm" draw:fill="solid" draw:fill-color="#ffa2a1" draw:textarea-horizontal-align="left" draw:textarea-vertical-align="top" draw:auto-grow-height="true" fo:min-height="0cm" fo:min-width="0cm" fo:padding-top="0.175cm" fo:padding-bottom="0.175cm" fo:padding-left="0.3cm" fo:padding-right="0.3cm"/>
    </style:style>
    <style:style style:name="co1" style:family="table-column">
      <style:table-column-properties style:column-width="1.625cm" style:use-optimal-column-width="false"/>
    </style:style>
    <style:style style:name="co2" style:family="table-column">
      <style:table-column-properties style:column-width="3.307cm" style:use-optimal-column-width="false"/>
    </style:style>
    <style:style style:name="co3" style:family="table-column">
      <style:table-column-properties style:column-width="4.683cm" style:use-optimal-column-width="false"/>
    </style:style>
    <style:style style:name="co4" style:family="table-column">
      <style:table-column-properties style:column-width="2.514cm" style:use-optimal-column-width="false"/>
    </style:style>
    <style:style style:name="co5" style:family="table-column">
      <style:table-column-properties style:column-width="6.72cm" style:use-optimal-column-width="false"/>
    </style:style>
    <style:style style:name="co6" style:family="table-column">
      <style:table-column-properties style:column-width="4.983cm" style:use-optimal-column-width="false"/>
    </style:style>
    <style:style style:name="co7" style:family="table-column">
      <style:table-column-properties style:column-width="1.799cm" style:use-optimal-column-width="false"/>
    </style:style>
    <style:style style:name="co8" style:family="table-column">
      <style:table-column-properties style:column-width="4.727cm" style:use-optimal-column-width="false"/>
    </style:style>
    <style:style style:name="co9" style:family="table-column">
      <style:table-column-properties style:column-width="2.575cm" style:use-optimal-column-width="false"/>
    </style:style>
    <style:style style:name="co10" style:family="table-column">
      <style:table-column-properties style:column-width="6.632cm" style:use-optimal-column-width="false"/>
    </style:style>
    <style:style style:name="co11" style:family="table-column">
      <style:table-column-properties style:column-width="5.045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1.209cm"/>
    </style:style>
    <style:style style:name="ro3" style:family="table-row">
      <style:table-row-properties style:row-height="1.683cm"/>
    </style:style>
    <style:style style:name="ce1" style:family="table-cell">
      <loext:graphic-properties draw:fill-color="#ffbe86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loext:graphic-properties draw:fill-color="#ffbe86"/>
      <style:paragraph-properties fo:text-align="start" fo:border="0.03pt solid #000000"/>
      <style:text-properties fo:font-size="12pt" style:font-size-asian="12pt" style:font-size-complex="12pt"/>
    </style:style>
    <style:style style:name="ce3" style:family="table-cell">
      <style:paragraph-properties fo:text-align="start" fo:border="0.03pt solid #000000"/>
      <style:text-properties fo:font-size="12pt" style:font-size-asian="12pt" style:font-size-complex="12pt"/>
    </style:style>
    <style:style style:name="ce4" style:family="table-cell">
      <loext:graphic-properties draw:fill-color="#669933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5" style:family="table-cell">
      <loext:graphic-properties draw:fill-color="#dcffb6"/>
      <style:paragraph-properties fo:text-align="start" fo:border="0.03pt solid #000000"/>
      <style:text-properties fo:font-size="12pt" style:font-size-asian="12pt" style:font-size-complex="12pt"/>
    </style:style>
    <style:style style:name="ce6" style:family="table-cell">
      <loext:graphic-properties draw:fill-color="#99cc66"/>
      <style:paragraph-properties fo:text-align="start" fo:border="0.03pt solid #000000"/>
      <style:text-properties fo:font-size="12pt" style:font-size-asian="12pt" style:font-size-complex="12pt"/>
    </style:style>
    <style:style style:name="ce7" style:family="table-cell">
      <loext:graphic-properties draw:fill-color="#6699cc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8" style:family="table-cell">
      <loext:graphic-properties draw:fill-color="#ccffff"/>
      <style:paragraph-properties fo:text-align="start" fo:border="0.03pt solid #000000"/>
      <style:text-properties fo:font-size="12pt" style:font-size-asian="12pt" style:font-size-complex="12pt"/>
    </style:style>
    <style:style style:name="ce9" style:family="table-cell">
      <loext:graphic-properties draw:fill-color="#6699cc" draw:textarea-vertical-align="middle"/>
      <style:paragraph-properties fo:text-align="start" fo:border="0.03pt solid #000000"/>
      <style:text-properties fo:font-size="12pt" style:font-size-asian="12pt" style:font-size-complex="12pt"/>
    </style:style>
    <style:style style:name="ce10" style:family="table-cell">
      <loext:graphic-properties draw:fill-color="#99ccff"/>
      <style:paragraph-properties fo:text-align="start" fo:border="0.03pt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87a8cf"/>
      <style:paragraph-properties fo:text-align="center"/>
      <style:text-properties style:font-name="Ubuntu" fo:font-size="18pt"/>
    </style:style>
    <style:style style:name="P4" style:family="paragraph">
      <loext:graphic-properties draw:fill="solid" draw:fill-color="#ffbe86"/>
      <style:paragraph-properties fo:text-align="center"/>
      <style:text-properties style:font-name="Ubuntu" fo:font-size="18pt"/>
    </style:style>
    <style:style style:name="P5" style:family="paragraph">
      <loext:graphic-properties draw:fill="none" draw:fill-color="#729fcf"/>
      <style:paragraph-properties fo:text-align="center"/>
      <style:text-properties fo:color="#385d8a" style:font-name="Ubuntu"/>
    </style:style>
    <style:style style:name="P6" style:family="paragraph">
      <loext:graphic-properties draw:fill="solid" draw:fill-color="#ffa2a1"/>
      <style:paragraph-properties fo:text-align="center"/>
      <style:text-properties style:font-name="Ubuntu" fo:font-size="18pt"/>
    </style:style>
    <style:style style:name="P7" style:family="paragraph">
      <loext:graphic-properties draw:fill="none" draw:fill-color="#729fcf"/>
      <style:paragraph-properties fo:text-align="center"/>
      <style:text-properties fo:color="#b66d31" style:font-name="Ubuntu"/>
    </style:style>
    <style:style style:name="P8" style:family="paragraph">
      <loext:graphic-properties draw:fill="none" draw:fill-color="#729fcf"/>
      <style:paragraph-properties fo:text-align="center"/>
      <style:text-properties fo:color="#8c3836" style:font-name="Ubuntu"/>
    </style:style>
    <style:style style:name="P9" style:family="paragraph">
      <loext:graphic-properties draw:fill="solid" draw:fill-color="#c0504d"/>
      <style:paragraph-properties fo:text-align="center"/>
      <style:text-properties style:font-name="Ubuntu" fo:font-size="18pt"/>
    </style:style>
    <style:style style:name="P10" style:family="paragraph">
      <loext:graphic-properties draw:fill-color="#c2e0fd"/>
      <style:paragraph-properties fo:text-align="start"/>
    </style:style>
    <style:style style:name="P11" style:family="paragraph">
      <loext:graphic-properties draw:fill-color="#ffa2a1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solid" draw:fill-color="#c9b5e8"/>
      <style:paragraph-properties fo:text-align="start"/>
      <style:text-properties style:font-name="Ubuntu"/>
    </style:style>
    <style:style style:name="P13" style:family="paragraph">
      <loext:graphic-properties draw:fill="solid" draw:fill-color="#dcffb6"/>
      <style:paragraph-properties fo:text-align="start"/>
      <style:text-properties style:font-name="Ubuntu"/>
    </style:style>
    <style:style style:name="P14" style:family="paragraph">
      <loext:graphic-properties draw:fill="solid" draw:fill-color="#9eeaff"/>
      <style:paragraph-properties fo:text-align="start"/>
      <style:text-properties style:font-name="Ubuntu"/>
    </style:style>
    <style:style style:name="P15" style:family="paragraph">
      <loext:graphic-properties draw:fill="none" draw:fill-color="#ffffff"/>
      <style:text-properties fo:color="#385d8a" style:font-name="Ubuntu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solid" draw:fill-color="#c2e0fd"/>
      <style:paragraph-properties fo:text-align="start"/>
    </style:style>
    <style:style style:name="P17" style:family="paragraph">
      <loext:graphic-properties draw:fill="solid" draw:fill-color="#ffa2a1"/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Ubuntu" fo:font-size="18pt"/>
    </style:style>
    <style:style style:name="T3" style:family="text">
      <style:text-properties fo:color="#385d8a" style:font-name="Ubuntu"/>
    </style:style>
    <style:style style:name="T4" style:family="text">
      <style:text-properties fo:color="#b66d31" style:font-name="Ubuntu"/>
    </style:style>
    <style:style style:name="T5" style:family="text">
      <style:text-properties fo:color="#8c3836" style:font-name="Ubuntu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Ubuntu" fo:font-size="12pt" style:font-size-asian="12pt" style:font-size-complex="12pt"/>
    </style:style>
    <style:style style:name="T10" style:family="text">
      <style:text-properties fo:color="#385d8a" style:font-name="Ubuntu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5" draw:id="id5" draw:layer="layout" svg:width="4.6cm" svg:height="0.8cm" svg:x="3.9cm" svg:y="12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7" draw:id="id7" draw:layer="layout" svg:width="2.3cm" svg:height="0.8cm" svg:x="8.6cm" svg:y="12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0" draw:id="id10" draw:layer="layout" svg:width="6.8cm" svg:height="0.8cm" svg:x="10.9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xml:id="id9" draw:id="id9" draw:layer="layout" svg:width="5cm" svg:height="0.8cm" svg:x="17.7cm" svg:y="12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14" draw:id="id14" draw:layer="layout" svg:width="4.6cm" svg:height="0.8cm" svg:x="24.5cm" svg:y="12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xml:id="id15" draw:id="id15" draw:layer="layout" svg:width="2.6cm" svg:height="0.8cm" svg:x="29.2cm" svg:y="12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xml:id="id16" draw:id="id16" draw:layer="layout" svg:width="6.6cm" svg:height="0.8cm" svg:x="31.8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xml:id="id17" draw:id="id17" draw:layer="layout" svg:width="5cm" svg:height="0.8cm" svg:x="38.4cm" svg:y="12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8" draw:id="id8" draw:layer="layout" svg:width="1.8cm" svg:height="0.8cm" svg:x="22.7cm" svg:y="12.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44.609cm" svg:height="5.096cm" svg:x="-1.148cm" svg:y="12.172cm">
            <table:table table:template-name="yellow" table:use-first-row-styles="true" table:use-first-column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7"/>
              <table:table-column table:style-name="co8"/>
              <table:table-column table:style-name="co9"/>
              <table:table-column table:style-name="co10"/>
              <table:table-column table:style-name="co11"/>
              <table:table-row table:style-name="ro1" table:default-cell-style-name="ce3">
                <table:table-cell table:style-name="ce1" table:number-columns-spanned="2">
                  <text:p text:style-name="P1"><text:span text:style-name="T1">Compile</text:span></text:p>
                </table:table-cell>
                <table:covered-table-cell table:style-name="ce2"/>
                <table:table-cell>
                  <text:p text:style-name="P2"><text:span text:style-name="T1">Mercurium + --dlb flag</text:span></text:p>
                </table:table-cell>
                <table:table-cell>
                  <text:p text:style-name="P2"><text:span text:style-name="T1">Mercurium</text:span></text:p>
                </table:table-cell>
                <table:table-cell>
                  <text:p text:style-name="P2"><text:span text:style-name="T1">-L{DLB_HOME}/lib -ldlb_dummy</text:span></text:p>
                </table:table-cell>
                <table:table-cell>
                  <text:p text:style-name="P2"><text:span text:style-name="T1">-L{DLB_HOME}/lib -ldlb</text:span></text:p>
                </table:table-cell>
                <table:table-cell/>
                <table:table-cell>
                  <text:p text:style-name="P2"><text:span text:style-name="T1">Mercurium + --dlb flag</text:span></text:p>
                </table:table-cell>
                <table:table-cell>
                  <text:p text:style-name="P2"><text:span text:style-name="T1">Mercurium</text:span></text:p>
                </table:table-cell>
                <table:table-cell>
                  <text:p text:style-name="P2"><text:span text:style-name="T1">-L{DLB_HOME}/lib -ldlb_dummy</text:span></text:p>
                </table:table-cell>
                <table:table-cell>
                  <text:p text:style-name="P2"><text:span text:style-name="T1">-L{DLB_HOME}/lib -ldlb</text:span></text:p>
                </table:table-cell>
              </table:table-row>
              <table:table-row table:style-name="ro1" table:default-cell-style-name="ce5">
                <table:table-cell table:style-name="ce4" table:number-rows-spanned="2">
                  <text:p text:style-name="P1"><text:span text:style-name="T1">Run</text:span></text:p>
                </table:table-cell>
                <table:table-cell>
                  <text:p text:style-name="P2"><text:span text:style-name="T1">NX_ARGS</text:span></text:p>
                </table:table-cell>
                <table:table-cell table:number-columns-spanned="2">
                  <text:p text:style-name="P2"><text:span text:style-name="T1">(*)</text:span></text:p>
                </table:table-cell>
                <table:covered-table-cell/>
                <table:table-cell/>
                <table:table-cell table:number-columns-spanned="2"/>
                <table:covered-table-cell/>
                <table:table-cell table:number-columns-spanned="2">
                  <text:p text:style-name="P2"><text:span text:style-name="T1">(*)</text:span></text:p>
                </table:table-cell>
                <table:covered-table-cell/>
                <table:table-cell/>
                <table:table-cell/>
              </table:table-row>
              <table:table-row table:style-name="ro2" table:default-cell-style-name="ce6">
                <table:covered-table-cell table:style-name="ce4"/>
                <table:table-cell>
                  <text:p text:style-name="P2"><text:span text:style-name="T1">LD_PRELOAD</text:span></text:p>
                </table:table-cell>
                <table:table-cell table:number-columns-spanned="2">
                  <text:p text:style-name="P2"><text:span text:style-name="T1">{DLB_HOME}/libdlb_mpi.so</text:span></text:p>
                </table:table-cell>
                <table:covered-table-cell/>
                <table:table-cell>
                  <text:p text:style-name="P2"><text:span text:style-name="T1">{DLB_HOME}/libdlb_mpi.so: {DLB_HOME}/libdlb.so</text:span></text:p>
                </table:table-cell>
                <table:table-cell table:number-columns-spanned="2">
                  <text:p text:style-name="P2"><text:span text:style-name="T1">{DLB_HOME}/libdlb_mpi.so</text:span></text:p>
                </table:table-cell>
                <table:covered-table-cell/>
                <table:table-cell table:number-columns-spanned="2"/>
                <table:covered-table-cell/>
                <table:table-cell>
                  <text:p text:style-name="P2"><text:span text:style-name="T1">{DLB_HOME}/libdlb.so</text:span></text:p>
                </table:table-cell>
                <table:table-cell/>
              </table:table-row>
              <table:table-row table:style-name="ro1" table:default-cell-style-name="ce8">
                <table:table-cell table:style-name="ce7" table:number-rows-spanned="2">
                  <text:p text:style-name="P1"><text:span text:style-name="T1">Trace</text:span></text:p>
                </table:table-cell>
                <table:table-cell>
                  <text:p text:style-name="P2"><text:span text:style-name="T1">NX_ARGS</text:span></text:p>
                </table:table-cell>
                <table:table-cell table:number-columns-spanned="2">
                  <text:p text:style-name="P2"><text:span text:style-name="T1">(*)</text:span></text:p>
                </table:table-cell>
                <table:covered-table-cell/>
                <table:table-cell/>
                <table:table-cell table:number-columns-spanned="2"/>
                <table:covered-table-cell/>
                <table:table-cell table:number-columns-spanned="2">
                  <text:p text:style-name="P2"><text:span text:style-name="T1">(*)</text:span></text:p>
                </table:table-cell>
                <table:covered-table-cell/>
                <table:table-cell/>
                <table:table-cell/>
              </table:table-row>
              <table:table-row table:style-name="ro3" table:default-cell-style-name="ce10">
                <table:covered-table-cell table:style-name="ce9"/>
                <table:table-cell>
                  <text:p text:style-name="P2"><text:span text:style-name="T1">LD_PRELOAD</text:span></text:p>
                </table:table-cell>
                <table:table-cell table:number-columns-spanned="2">
                  <text:p text:style-name="P2"><text:span text:style-name="T1">{DLB_HOME}/libdlb_mpi_instr.so</text:span></text:p>
                </table:table-cell>
                <table:covered-table-cell/>
                <table:table-cell>
                  <text:p text:style-name="P2"><text:span text:style-name="T1">(#): {DLB_HOME}/libdlb_mpi_instr.so:{DLB_HOME}/libdlb_instr.so <text:s text:c="5"/></text:span></text:p>
                </table:table-cell>
                <table:table-cell table:number-columns-spanned="2">
                  <text:p text:style-name="P2"><text:span text:style-name="T1">(#):</text:span></text:p>
                  <text:p text:style-name="P2"><text:span text:style-name="T1">{DLB_HOME}/libdlb_mpi_instr.so</text:span></text:p>
                </table:table-cell>
                <table:covered-table-cell/>
                <table:table-cell table:number-columns-spanned="2"/>
                <table:covered-table-cell/>
                <table:table-cell>
                  <text:p text:style-name="P2"><text:span text:style-name="T1">{DLB_HOME}/libdlb_instr.so</text:span></text:p>
                </table:table-cell>
                <table:table-cell/>
              </table:table-row>
            </table:table>
            <draw:image xlink:href="Pictures/TablePreview1.svm" xlink:type="simple" xlink:show="embed" xlink:actuate="onLoad"/>
          </draw:frame>
        </draw:g>
        <draw:custom-shape draw:style-name="gr8" draw:text-style-name="P3" xml:id="id1" draw:id="id1" draw:layer="layout" svg:width="3.8cm" svg:height="2.2cm" svg:x="21.1cm" svg:y="3.4cm">
          <text:p text:style-name="P1"><text:span text:style-name="T2">MPI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4" xml:id="id2" draw:id="id2" draw:layer="layout" svg:width="3.8cm" svg:height="2.2cm" svg:x="12.1cm" svg:y="5.575cm">
          <text:p text:style-name="P1"><text:span text:style-name="T2">NANO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5" draw:layer="layout" svg:x1="21.1cm" svg:y1="4.5cm" svg:x2="14cm" svg:y2="5.575cm" draw:start-shape="id1" draw:start-glue-point="5" draw:end-shape="id2" draw:end-glue-point="4" svg:d="M21100 4500h-7100v1075" svg:viewBox="0 0 7101 1076">
          <text:p text:style-name="P1"><text:span text:style-name="T3">Yes</text:span></text:p>
        </draw:connector>
        <draw:custom-shape draw:style-name="gr11" draw:text-style-name="P6" xml:id="id3" draw:id="id3" draw:layer="layout" svg:width="3.8cm" svg:height="2.2cm" svg:x="6.2cm" svg:y="7.8cm">
          <text:p text:style-name="P1"><text:span text:style-name="T2">DLB AP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6" xml:id="id4" draw:id="id4" draw:layer="layout" svg:width="3.8cm" svg:height="2.2cm" svg:x="18.4cm" svg:y="7.8cm">
          <text:p text:style-name="P1"><text:span text:style-name="T2">DLB API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7" draw:layer="layout" svg:x1="12.1cm" svg:y1="6.675cm" svg:x2="8.1cm" svg:y2="7.8cm" draw:start-shape="id2" draw:start-glue-point="5" draw:end-shape="id3" draw:end-glue-point="4" svg:d="M12100 6675h-4000v1125" svg:viewBox="0 0 4001 1126">
          <text:p text:style-name="P1"><text:span text:style-name="T4">Yes</text:span></text:p>
        </draw:connector>
        <draw:connector draw:style-name="gr13" draw:text-style-name="P7" draw:layer="layout" svg:x1="15.9cm" svg:y1="6.675cm" svg:x2="20.3cm" svg:y2="7.8cm" draw:start-shape="id2" draw:start-glue-point="7" draw:end-shape="id4" draw:end-glue-point="4" svg:d="M15900 6675h4400v1125" svg:viewBox="0 0 4401 1126">
          <text:p text:style-name="P1"><text:span text:style-name="T4">No</text:span></text:p>
        </draw:connector>
        <draw:connector draw:style-name="gr14" draw:text-style-name="P8" draw:layer="layout" svg:x1="6.2cm" svg:y1="8.9cm" svg:x2="6.2cm" svg:y2="12.2cm" draw:start-shape="id3" draw:start-glue-point="5" draw:end-shape="id5" draw:end-glue-point="0" svg:d="M6200 8900h-550v2225h550v1075" svg:viewBox="0 0 551 3301">
          <text:p text:style-name="P1"><text:span text:style-name="T5"><text:s text:c="5"/></text:span><text:span text:style-name="T5">Yes</text:span></text:p>
        </draw:connector>
        <draw:connector draw:style-name="gr14" draw:text-style-name="P8" draw:layer="layout" svg:x1="18.4cm" svg:y1="8.9cm" svg:x2="17.15cm" svg:y2="10.3cm" draw:start-shape="id4" draw:start-glue-point="5" draw:end-shape="id6" draw:end-glue-point="4" svg:d="M18400 8900h-1250v1400" svg:viewBox="0 0 1251 1401">
          <text:p text:style-name="P1"><text:span text:style-name="T5"><text:s text:c="2"/></text:span><text:span text:style-name="T5">Yes</text:span></text:p>
        </draw:connector>
        <draw:connector draw:style-name="gr14" draw:text-style-name="P8" draw:layer="layout" svg:x1="10cm" svg:y1="8.9cm" svg:x2="9.75cm" svg:y2="12.2cm" draw:start-shape="id3" draw:start-glue-point="7" draw:end-shape="id7" draw:end-glue-point="0" svg:d="M10000 8900h551v2225h-801v1075" svg:viewBox="0 0 802 3301">
          <text:p text:style-name="P1"><text:span text:style-name="T5"><text:s/></text:span><text:span text:style-name="T5">No <text:s text:c="3"/></text:span></text:p>
        </draw:connector>
        <draw:connector draw:style-name="gr14" draw:text-style-name="P8" draw:layer="layout" svg:x1="22.2cm" svg:y1="8.9cm" svg:x2="23.6cm" svg:y2="12.2cm" draw:start-shape="id4" draw:start-glue-point="7" draw:end-shape="id8" draw:end-glue-point="0" svg:d="M22200 8900h1400v3300" svg:viewBox="0 0 1401 3301">
          <text:p text:style-name="P1"><text:span text:style-name="T5"><text:s text:c="2"/></text:span><text:span text:style-name="T5">No <text:s text:c="2"/></text:span></text:p>
        </draw:connector>
        <draw:custom-shape draw:style-name="gr15" draw:text-style-name="P9" xml:id="id6" draw:id="id6" draw:layer="layout" svg:width="2.5cm" svg:height="1.2cm" svg:x="15.9cm" svg:y="10.3cm">
          <text:p text:style-name="P1"><text:span text:style-name="T2">(?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8" draw:layer="layout" svg:x1="18.4cm" svg:y1="10.9cm" svg:x2="20.2cm" svg:y2="12.2cm" draw:start-shape="id6" draw:start-glue-point="7" draw:end-shape="id9" svg:d="M18400 10900h1800v1300" svg:viewBox="0 0 1801 1301">
          <text:p text:style-name="P1"><text:span text:style-name="T5">2</text:span></text:p>
        </draw:connector>
        <draw:connector draw:style-name="gr14" draw:text-style-name="P8" draw:layer="layout" svg:x1="15.9cm" svg:y1="10.9cm" svg:x2="14.3cm" svg:y2="12.2cm" draw:start-shape="id6" draw:start-glue-point="5" draw:end-shape="id10" svg:d="M15900 10900h-1600v1300" svg:viewBox="0 0 1601 1301">
          <text:p text:style-name="P1"><text:span text:style-name="T5">1</text:span></text:p>
        </draw:connector>
        <draw:custom-shape draw:style-name="gr16" draw:text-style-name="P4" xml:id="id11" draw:id="id11" draw:layer="layout" svg:width="3.8cm" svg:height="2.2cm" svg:x="31.792cm" svg:y="5.575cm">
          <text:p text:style-name="P1"><text:span text:style-name="T2">NANO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5" draw:layer="layout" svg:x1="24.9cm" svg:y1="4.5cm" svg:x2="33.692cm" svg:y2="5.575cm" draw:start-shape="id1" draw:start-glue-point="7" draw:end-shape="id11" draw:end-glue-point="4" svg:d="M24900 4500h8792v1075" svg:viewBox="0 0 8793 1076">
          <text:p text:style-name="P1"><text:span text:style-name="T3">No</text:span></text:p>
        </draw:connector>
        <draw:custom-shape draw:style-name="gr11" draw:text-style-name="P6" xml:id="id13" draw:id="id13" draw:layer="layout" svg:width="3.8cm" svg:height="2.2cm" svg:x="26.692cm" svg:y="7.8cm">
          <text:p text:style-name="P1"><text:span text:style-name="T2">DLB API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7" draw:layer="layout" svg:x1="35.592cm" svg:y1="6.675cm" svg:x2="38.042cm" svg:y2="8.35cm" draw:start-shape="id11" draw:start-glue-point="7" draw:end-shape="id12" draw:end-glue-point="4" svg:d="M35592 6675h2450v1675" svg:viewBox="0 0 2451 1676">
          <text:p text:style-name="P1"><text:span text:style-name="T4">No</text:span></text:p>
        </draw:connector>
        <draw:connector draw:style-name="gr13" draw:text-style-name="P7" draw:layer="layout" svg:x1="31.792cm" svg:y1="6.675cm" svg:x2="28.592cm" svg:y2="7.8cm" draw:start-shape="id11" draw:start-glue-point="5" draw:end-shape="id13" draw:end-glue-point="4" svg:d="M31792 6675h-3200v1125" svg:viewBox="0 0 3201 1126">
          <text:p text:style-name="P1"><text:span text:style-name="T4">Yes</text:span></text:p>
        </draw:connector>
        <draw:connector draw:style-name="gr14" draw:text-style-name="P8" draw:layer="layout" svg:x1="26.692cm" svg:y1="8.9cm" svg:x2="26.8cm" svg:y2="12.2cm" draw:start-shape="id13" draw:start-glue-point="5" draw:end-shape="id14" draw:end-glue-point="0" svg:d="M26692 8900h-550v2225h658v1075" svg:viewBox="0 0 659 3301">
          <text:p text:style-name="P1"><text:span text:style-name="T5"><text:s text:c="4"/></text:span><text:span text:style-name="T5">Yes</text:span></text:p>
        </draw:connector>
        <draw:connector draw:style-name="gr14" draw:text-style-name="P8" draw:layer="layout" svg:x1="30.492cm" svg:y1="8.9cm" svg:x2="30.5cm" svg:y2="12.2cm" draw:start-shape="id13" draw:start-glue-point="7" draw:end-shape="id15" draw:end-glue-point="0" svg:d="M30492 8900h552v2225h-544v1075" svg:viewBox="0 0 553 3301">
          <text:p text:style-name="P1"><text:span text:style-name="T5">No <text:s text:c="3"/></text:span></text:p>
        </draw:connector>
        <draw:custom-shape draw:style-name="gr17" draw:text-style-name="P9" xml:id="id12" draw:id="id12" draw:layer="layout" svg:width="2.5cm" svg:height="1.1cm" svg:x="36.792cm" svg:y="8.35cm">
          <text:p text:style-name="P1"><text:span text:style-name="T2">(?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8" draw:layer="layout" svg:x1="36.792cm" svg:y1="8.9cm" svg:x2="35.1cm" svg:y2="12.2cm" draw:start-shape="id12" draw:start-glue-point="5" draw:end-shape="id16" draw:end-glue-point="0" svg:d="M36792 8900h-1692v3300" svg:viewBox="0 0 1693 3301">
          <text:p text:style-name="P1"><text:span text:style-name="T5">1</text:span></text:p>
        </draw:connector>
        <draw:connector draw:style-name="gr14" draw:text-style-name="P8" draw:layer="layout" svg:x1="39.292cm" svg:y1="8.9cm" svg:x2="40.9cm" svg:y2="12.2cm" draw:start-shape="id12" draw:start-glue-point="7" draw:end-shape="id17" draw:end-glue-point="0" svg:d="M39292 8900h1608v3300" svg:viewBox="0 0 1609 3301">
          <text:p text:style-name="P1"><text:span text:style-name="T5">2</text:span></text:p>
        </draw:connector>
        <draw:custom-shape draw:style-name="gr18" draw:text-style-name="P10" draw:layer="layout" svg:width="21cm" svg:height="4.5cm" svg:x="-1.2cm" svg:y="17.8cm">
          <text:p text:style-name="P2"><text:span text:style-name="T6">(*) NX_ARGS</text:span></text:p>
          <text:p text:style-name="P2"><text:span text:style-name="T1">LB_POLICY = auto_LeWI_mask → NX_ARGS= --thread-manager=dlb (--force-tie-master) (--warmup-threads)</text:span></text:p>
          <text:p text:style-name="P2"><text:span text:style-name="T1">LB_POLICY = “other” <text:s text:c="17"/>→ NX_ARGS = --enable-dlb --force-tie-master (--warmup-threads)</text:span></text:p>
          <text:p text:style-name="P2"><text:span text:style-name="T1"/></text:p>
          <text:p text:style-name="P2"><text:span text:style-name="T6">(#) Extrae lib</text:span></text:p>
          <text:p text:style-name="P2"><text:span text:style-name="T1">Use extrae lib with “-lb” sufix</text:span></text:p>
          <text:p text:style-name="P2"><text:span text:style-name="T1"/></text:p>
          <text:p text:style-name="P2"><text:span text:style-name="T6">(@) DLB lib</text:span></text:p>
          <text:p text:style-name="P2"><text:span text:style-name="T1">Use dlb lib with “f” sufix when fortran app.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1cm" svg:height="1.9cm" svg:x="-1.2cm" svg:y="22.6cm">
          <text:p text:style-name="P2"><text:span text:style-name="T6">(?) Two posibles ways</text:span></text:p>
          <text:p text:style-name="P2"><text:span text:style-name="T1">1) Same binary can <text:s/>run with or without DLB, depending on LD_PRELOAD</text:span></text:p>
          <text:p text:style-name="P2"><text:span text:style-name="T1">2) Binary runs with DLB, no need for LD_PRELOAD (unless intercepting MPI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8" draw:text-style-name="P3" xml:id="id18" draw:id="id18" draw:layer="layout" svg:width="3.8cm" svg:height="2.2cm" svg:x="7cm" svg:y="1.2cm">
          <text:p text:style-name="P1"><text:span text:style-name="T2">MPI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4" xml:id="id20" draw:id="id20" draw:layer="layout" svg:width="3.8cm" svg:height="2.2cm" svg:x="13.3cm" svg:y="4.05cm">
          <text:p text:style-name="P1"><text:span text:style-name="T2">NANO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5" draw:layer="layout" svg:x1="7cm" svg:y1="2.3cm" svg:x2="2.7cm" svg:y2="2.3cm" draw:start-shape="id18" draw:start-glue-point="5" draw:end-shape="id19" draw:end-glue-point="1" svg:d="M7000 2300h-4300" svg:viewBox="0 0 4301 1">
          <text:p text:style-name="P1"><text:span text:style-name="T3">Yes</text:span></text:p>
        </draw:connector>
        <draw:connector draw:style-name="gr10" draw:text-style-name="P5" draw:layer="layout" svg:x1="10.8cm" svg:y1="2.3cm" svg:x2="15.2cm" svg:y2="4.05cm" draw:start-shape="id18" draw:start-glue-point="7" draw:end-shape="id20" draw:end-glue-point="4" svg:d="M10800 2300h4400v1750" svg:viewBox="0 0 4401 1751">
          <text:p text:style-name="P1"><text:span text:style-name="T3">No</text:span></text:p>
        </draw:connector>
        <draw:custom-shape draw:style-name="gr12" draw:text-style-name="P6" xml:id="id22" draw:id="id22" draw:layer="layout" svg:width="3.8cm" svg:height="2.2cm" svg:x="5.4cm" svg:y="7.4cm">
          <text:p text:style-name="P1"><text:span text:style-name="T2">DLB API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7" draw:layer="layout" svg:x1="17.1cm" svg:y1="5.15cm" svg:x2="22.65cm" svg:y2="10cm" draw:start-shape="id20" draw:start-glue-point="7" draw:end-shape="id21" draw:end-glue-point="4" svg:d="M17100 5150h5550v4850" svg:viewBox="0 0 5551 4851">
          <text:p text:style-name="P1"><text:span text:style-name="T4">No</text:span></text:p>
        </draw:connector>
        <draw:connector draw:style-name="gr13" draw:text-style-name="P7" draw:layer="layout" svg:x1="13.3cm" svg:y1="5.15cm" svg:x2="7.3cm" svg:y2="7.4cm" draw:start-shape="id20" draw:start-glue-point="5" draw:end-shape="id22" draw:end-glue-point="4" svg:d="M13300 5150h-6000v2250" svg:viewBox="0 0 6001 2251">
          <text:p text:style-name="P1"><text:span text:style-name="T4">Yes</text:span></text:p>
        </draw:connector>
        <draw:custom-shape draw:style-name="gr20" draw:text-style-name="P12" xml:id="id23" draw:id="id23" draw:layer="layout" svg:width="4.8cm" svg:height="1.3cm" svg:x="1.2cm" svg:y="11.15cm">
          <text:p text:style-name="P2"><text:span text:style-name="T7">Compile &amp; Link:</text:span></text:p>
          <text:p text:style-name="P2"><text:span text:style-name="T8">Mercurium + --dlb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3" xml:id="id25" draw:id="id25" draw:layer="layout" svg:width="3.046cm" svg:height="1.187cm" svg:x="5.508cm" svg:y="15.532cm">
          <text:p text:style-name="P2"><text:span text:style-name="T7">Run:</text:span></text:p>
          <text:p text:style-name="P2"><text:span text:style-name="T9">--NX_ARGS=(*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4" draw:layer="layout" svg:width="3.524cm" svg:height="1.187cm" svg:x="5.5cm" svg:y="16.9cm">
          <text:p text:style-name="P2"><text:span text:style-name="T7">Run+ trace:</text:span></text:p>
          <text:p text:style-name="P2"><text:span text:style-name="T9">--NX_ARGS=(*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3" xml:id="id27" draw:id="id27" draw:layer="layout" svg:width="7.381cm" svg:height="1.187cm" svg:x="14.204cm" svg:y="15.532cm">
          <text:p text:style-name="P2"><text:span text:style-name="T7">Run:</text:span></text:p>
          <text:p text:style-name="P2"><text:span text:style-name="T9">LD_PRELOAD={DLB_HOME}/libdlb.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4" draw:layer="layout" svg:width="8.435cm" svg:height="1.187cm" svg:x="14.2cm" svg:y="16.8cm">
          <text:p text:style-name="P2"><text:span text:style-name="T7">Run+ trace:</text:span></text:p>
          <text:p text:style-name="P2"><text:span text:style-name="T9">LD_PRELOAD={DLB_HOME}/libdlb_instr.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15" xml:id="id19" draw:id="id19" draw:layer="layout" svg:width="1.1cm" svg:height="1.05cm" svg:x="1.6cm" svg:y="1.775cm">
          <draw:text-box>
            <text:p><text:span text:style-name="T10">...</text:span></text:p>
          </draw:text-box>
        </draw:frame>
        <draw:connector draw:style-name="gr14" draw:text-style-name="P8" draw:layer="layout" svg:x1="5.4cm" svg:y1="8.5cm" svg:x2="3.6cm" svg:y2="11.15cm" draw:start-shape="id22" draw:start-glue-point="5" draw:end-shape="id23" draw:end-glue-point="4" svg:d="M5400 8500h-1800v2650" svg:viewBox="0 0 1801 2651">
          <text:p text:style-name="P1"><text:span text:style-name="T5">Yes</text:span></text:p>
        </draw:connector>
        <draw:connector draw:style-name="gr14" draw:text-style-name="P8" draw:layer="layout" svg:x1="9.2cm" svg:y1="8.5cm" svg:x2="10.897cm" svg:y2="11.15cm" draw:start-shape="id22" draw:start-glue-point="7" draw:end-shape="id24" draw:end-glue-point="4" svg:d="M9200 8500h1697v2650" svg:viewBox="0 0 1698 2651">
          <text:p text:style-name="P1"><text:span text:style-name="T5">No</text:span></text:p>
        </draw:connector>
        <draw:custom-shape draw:style-name="gr20" draw:text-style-name="P12" xml:id="id24" draw:id="id24" draw:layer="layout" svg:width="4.808cm" svg:height="1.3cm" svg:x="8.493cm" svg:y="11.15cm">
          <text:p text:style-name="P2"><text:span text:style-name="T7">Compile &amp; Link:</text:span></text:p>
          <text:p text:style-name="P2"><text:span text:style-name="T8">Mercuri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3.6cm" svg:y1="12.45cm" svg:x2="7.031cm" svg:y2="15.532cm" draw:start-shape="id23" draw:start-glue-point="6" draw:end-shape="id25" draw:end-glue-point="4" svg:d="M3600 12450v1541h3431v1541" svg:viewBox="0 0 3432 3083">
          <text:p/>
        </draw:connector>
        <draw:connector draw:style-name="gr24" draw:text-style-name="P8" draw:layer="layout" svg:x1="10.897cm" svg:y1="12.45cm" svg:x2="7.031cm" svg:y2="15.532cm" draw:start-shape="id24" draw:start-glue-point="6" draw:end-shape="id25" draw:end-glue-point="4" svg:d="M10897 12450v1541h-3866v1541" svg:viewBox="0 0 3867 3083">
          <text:p/>
        </draw:connector>
        <draw:custom-shape draw:style-name="gr20" draw:text-style-name="P12" xml:id="id26" draw:id="id26" draw:layer="layout" svg:width="6.308cm" svg:height="1.3cm" svg:x="15.3cm" svg:y="12.2cm">
          <text:p text:style-name="P2"><text:span text:style-name="T7">Compile &amp; Link:</text:span></text:p>
          <text:p text:style-name="P2"><text:span text:style-name="T8">-L{DLB_HOME}/lib -ldlb_dumm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18.454cm" svg:y1="13.5cm" svg:x2="17.894cm" svg:y2="15.532cm" draw:start-shape="id26" draw:start-glue-point="6" draw:end-shape="id27" svg:d="M18454 13500v1016h-560v1016" svg:viewBox="0 0 561 2033">
          <text:p/>
        </draw:connector>
        <draw:custom-shape draw:style-name="gr15" draw:text-style-name="P9" xml:id="id21" draw:id="id21" draw:layer="layout" svg:width="2.5cm" svg:height="1.1cm" svg:x="21.4cm" svg:y="10cm">
          <text:p text:style-name="P1"><text:span text:style-name="T2">(?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8" draw:layer="layout" svg:x1="21.4cm" svg:y1="10.55cm" svg:x2="18.454cm" svg:y2="12.2cm" draw:start-shape="id21" draw:start-glue-point="5" draw:end-shape="id26" draw:end-glue-point="4" svg:d="M21400 10550h-2946v1650" svg:viewBox="0 0 2947 1651">
          <text:p text:style-name="P1"><text:span text:style-name="T5">1</text:span></text:p>
        </draw:connector>
        <draw:connector draw:style-name="gr14" draw:text-style-name="P8" draw:layer="layout" svg:x1="23.9cm" svg:y1="10.55cm" svg:x2="26.004cm" svg:y2="12.2cm" draw:start-shape="id21" draw:start-glue-point="7" draw:end-shape="id28" draw:end-glue-point="4" svg:d="M23900 10550h2104v1650" svg:viewBox="0 0 2105 1651">
          <text:p text:style-name="P1"><text:span text:style-name="T5">2</text:span></text:p>
        </draw:connector>
        <draw:custom-shape draw:style-name="gr21" draw:text-style-name="P13" xml:id="id29" draw:id="id29" draw:layer="layout" svg:width="1.746cm" svg:height="1.187cm" svg:x="24.155cm" svg:y="15.532cm">
          <text:p text:style-name="P2"><text:span text:style-name="T7">Run:</text:span></text:p>
          <text:p text:style-name="P2"><text:span text:style-name="T9">no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4" draw:layer="layout" svg:width="3.524cm" svg:height="1.187cm" svg:x="24.154cm" svg:y="16.8cm">
          <text:p text:style-name="P2"><text:span text:style-name="T7">Run+ trace:</text:span></text:p>
          <text:p text:style-name="P2"><text:span text:style-name="T9">no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2" xml:id="id28" draw:id="id28" draw:layer="layout" svg:width="5.008cm" svg:height="1.3cm" svg:x="23.5cm" svg:y="12.2cm">
          <text:p text:style-name="P2"><text:span text:style-name="T7">Compile &amp; Link:</text:span></text:p>
          <text:p text:style-name="P2"><text:span text:style-name="T8">-L{DLB_HOME}/lib -ldl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26.004cm" svg:y1="13.5cm" svg:x2="25.028cm" svg:y2="15.532cm" draw:start-shape="id28" draw:start-glue-point="6" draw:end-shape="id29" svg:d="M26004 13500v1016h-976v1016" svg:viewBox="0 0 977 2033">
          <text:p/>
        </draw:connector>
      </draw:page>
      <draw:page draw:name="page3" draw:style-name="dp1" draw:master-page-name="Default">
        <draw:custom-shape draw:style-name="gr25" draw:text-style-name="P16" draw:layer="layout" svg:width="28.024cm" svg:height="2.577cm" svg:x="1cm" svg:y="1.339cm">
          <text:p text:style-name="P2">(*) NX_ARGS</text:p>
          <text:p text:style-name="P2"><text:span text:style-name="T11">LB_POLICY = auto_LeWI_mask → NX_ARGS= --thread-manager=dlb (--force-tie-master) (--warmup-threads)</text:span></text:p>
          <text:p text:style-name="P2"><text:span text:style-name="T11">LB_POLICY = “other” <text:s text:c="17"/>→ NX_ARGS = --enable-dlb --force-tie-master (--warmup-threads)</text:span></text:p>
          <draw:enhanced-geometry svg:viewBox="0 0 21600 21600" draw:glue-points="10800 0 0 10800 10800 21600 21600 10800" draw:text-areas="0 0 21600 ?f11" draw:type="paper" draw:modifiers="19264.80130647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6" draw:layer="layout" svg:width="7.687cm" svg:height="1.88cm" svg:x="1.013cm" svg:y="5.5cm">
          <text:p text:style-name="P2">(#) Extrae lib</text:p>
          <text:p text:style-name="P2"><text:span text:style-name="T11">Use extrae lib with “-lb” sufix</text:span></text:p>
          <draw:enhanced-geometry svg:viewBox="0 0 21600 21600" draw:glue-points="10800 0 0 10800 10800 21600 21600 10800" draw:text-areas="0 0 21600 ?f11" draw:type="paper" draw:modifiers="19259.62539021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6" draw:layer="layout" svg:width="11.101cm" svg:height="1.88cm" svg:x="1cm" svg:y="8.6cm">
          <text:p text:style-name="P2">(@) DLB lib</text:p>
          <text:p text:style-name="P2"><text:span text:style-name="T11">Use dlb lib with “f” sufix when fortran app. </text:span></text:p>
          <draw:enhanced-geometry svg:viewBox="0 0 21600 21600" draw:glue-points="10800 0 0 10800 10800 21600 21600 10800" draw:text-areas="0 0 21600 ?f11" draw:type="paper" draw:modifiers="19259.62539021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17" draw:layer="layout" svg:width="19.965cm" svg:height="2.577cm" svg:x="1cm" svg:y="12cm">
          <text:p text:style-name="P2">(?) Two posibles ways</text:p>
          <text:p text:style-name="P2"><text:span text:style-name="T11">1) Same binary can <text:s/>run with or without DLB, depending on LD_PRELOAD</text:span></text:p>
          <text:p text:style-name="P2"><text:span text:style-name="T11">2) Binary runs with DLB, no need for LD_PRELOAD (unless intercepting MPI)</text:span></text:p>
          <draw:enhanced-geometry svg:viewBox="0 0 21600 21600" draw:glue-points="10800 0 0 10800 10800 21600 21600 10800" draw:text-areas="0 0 21600 ?f11" draw:type="paper" draw:modifiers="19259.62539021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2:47:31.420826127</meta:creation-date>
    <dc:date>2016-11-11T15:44:04.634722337</dc:date>
    <meta:editing-duration>PT1H28M56S</meta:editing-duration>
    <meta:editing-cycles>15</meta:editing-cycles>
    <meta:generator>LibreOffice/5.1.4.2$Linux_X86_64 LibreOffice_project/10m0$Build-2</meta:generator>
    <meta:document-statistic meta:object-count="68"/>
  </office:meta>
</office:document-meta>
</file>